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8, 1892</text:p>
      <text:p text:style-name="P4">Month<text:tab/><text:tab/><text:tab/><text:tab/><text:tab/><text:tab/>Januar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./</text:p>
      <text:p text:style-name="P5">President<text:span text:style-name="T2">.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5"><text:span text:style-name="T2">Have read complete works of Dr Graetz/ History of the Jews--11 volumes--from/ Mr R. Brunswick of your city, as per promise to you--/ I have acknowledged same/</text:span></text:p>
      <text:p text:style-name="P7"><text:span text:style-name="T2">New York Jany 8</text:span><text:span text:style-name="T3">th</text:span><text:span text:style-name="T4"> 1892/</text:span></text:p>
      <text:p text:style-name="P5"><text:span text:style-name="T4">Dear Dr/</text:span></text:p>
      <text:p text:style-name="P5"><text:span text:style-name="T4"><text:tab/>I hope you are ere this entirely recovered, and/ able to take up your important duties &amp;c--/ I received proper letters &amp;c from the two boys in/ your charge--as to Lectures I think we will at/ once take steps to commence same--will you/ please let me know whether you have had any/ correspondence or conversation with Dr Szold or/ Dr Jastrow as to same--will they lecture or/ not--or shall I confine myself entirely to our/ N. Y Lecturers--I shall also see as to/ elocution instruction--I need hardly/ repeat how gratified I am that Herz made/ such a creditable showing--it is the best notice/ </text:span><text:soft-page-break/><text:span text:style-name="T4">the Seminary could get--It encourages/ the hope that our first graduate will be/ a credit to us, and an honor to our faith--/ I hope I will be advised of your coming here/ so that I shall surely see you--/</text:span></text:p>
      <text:p text:style-name="P5"><text:span text:style-name="T4"><text:tab/>This good weather I trust will help/ you to speedy &amp; entire recovery--Truly Yours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2:55:56.67</meta:creation-date>
    <meta:document-statistic meta:table-count="0" meta:image-count="0" meta:object-count="0" meta:page-count="3" meta:paragraph-count="69" meta:word-count="385" meta:character-count="2452"/>
    <dc:date>2011-11-30T13:10:14.64</dc:date>
    <dc:creator>Penn Libraries</dc:creator>
    <meta:editing-duration>PT00H14M18S</meta:editing-duration>
    <meta:editing-cycles>1</meta:editing-cycles>
    <meta:generator>OpenOffice.org/3.2$Win32 OpenOffice.org_project/320m12$Build-9483</meta:generator>
  </office:meta>
</office:document-meta>
</file>